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28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170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Réémis</text:p>
          </table:table-cell>
          <table:table-cell office:value-type="string">
            <text:p>Util buffers</text:p>
          </table:table-cell>
          <table:table-cell office:value-type="string">
            <text:p>Perdus buff pleins</text:p>
          </table:table-cell>
          <table:table-cell office:value-type="string">
            <text:p>Tps em/rec</text:p>
          </table:table-cell>
          <table:table-cell office:value-type="string">
            <text:p>Timeouts courts</text:p>
          </table:table-cell>
          <table:table-cell table:number-columns-repeated="2" office:value-type="string">
            <text:p>Max réemission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">
            <text:p>0.00%</text:p>
          </table:table-cell>
          <table:table-cell office:value-type="percentage" office:value="0.015">
            <text:p>1.50%</text:p>
          </table:table-cell>
          <table:table-cell office:value-type="percentage" office:value="0">
            <text:p>0.00%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">
            <text:p>0.00%</text:p>
          </table:table-cell>
          <table:table-cell office:value-type="percentage" office:value="0.0152">
            <text:p>1.52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>
            <draw:frame table:end-cell-address="Feuille1.N23" table:end-x="0.4874in" table:end-y="0.0961in" draw:z-index="0" draw:style-name="gr1" svg:width="5.0323in" svg:height="3.4512in" svg:x="0.8791in" svg:y="0.0102in">
              <draw:object draw:notify-on-update-of-ranges="Feuille1.G3:Feuille1.G1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">
            <text:p>0.00%</text:p>
          </table:table-cell>
          <table:table-cell office:value-type="percentage" office:value="0.0154">
            <text:p>1.5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">
            <text:p>0.00%</text:p>
          </table:table-cell>
          <table:table-cell office:value-type="percentage" office:value="0.0156">
            <text:p>1.5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">
            <text:p>0.00%</text:p>
          </table:table-cell>
          <table:table-cell office:value-type="percentage" office:value="0.0149">
            <text:p>1.49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">
            <text:p>0.00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">
            <text:p>0.00%</text:p>
          </table:table-cell>
          <table:table-cell office:value-type="percentage" office:value="0.0148">
            <text:p>1.48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">
            <text:p>0.00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">
            <text:p>0.00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">
            <text:p>0.00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0002">
            <text:p>0.02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0002">
            <text:p>0.02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0002">
            <text:p>0.02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0.0001">
            <text:p>0.01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0.0001">
            <text:p>0.01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1">
            <text:p>3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2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2:06:53</dc:date>
    <meta:generator>OpenOffice.org/3.0$Linux OpenOffice.org_project/300m15$Build-9379</meta:generator>
    <meta:editing-duration>PT00H46M08S</meta:editing-duration>
    <meta:editing-cycles>3</meta:editing-cycles>
    <meta:document-statistic meta:table-count="1" meta:cell-count="8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83cm" svg:height="8.767cm" chart:class="chart:line" chart:style-name="ch1">
        <chart:title svg:x="1.059cm" svg:y="0.176cm" chart:style-name="ch2">
          <text:p>Implication de la taille des buffers sur les réémissions</text:p>
        </chart:title>
        <chart:legend chart:legend-position="end" svg:x="10.582cm" svg:y="4.101cm" chart:style-name="ch3"/>
        <chart:plot-area chart:style-name="ch4" table:cell-range-address="Feuille1.G3:Feuille1.G102" svg:x="0.309cm" svg:y="0.854cm" svg:width="10.019cm" svg:height="7.589cm">
          <chart:axis chart:dimension="x" chart:name="primary-x" chart:style-name="ch5">
            <chart:title svg:x="5.114cm" svg:y="8.046cm" chart:style-name="ch6">
              <text:p>Temps</text:p>
            </chart:title>
          </chart:axis>
          <chart:axis chart:dimension="y" chart:name="primary-y" chart:style-name="ch5">
            <chart:title svg:x="0.256cm" svg:y="6.413cm" chart:style-name="ch7">
              <text:p>Nombre de réémissions max</text:p>
            </chart:title>
            <chart:grid chart:style-name="ch8" chart:class="major"/>
          </chart:axis>
          <chart:series chart:style-name="ch9" chart:values-cell-range-address="Feuille1.G3:Feuille1.G10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G3:Feuille1.G10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